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é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table:number-columns-repeated="3"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Version</text:p>
          </table:table-cell>
          <table:table-cell office:value-type="string">
            <text:p>Versión</text:p>
          </table:table-cell>
          <table:table-cell office:value-type="string">
            <text:p>Version</text:p>
          </table:table-cell>
          <table:table-cell office:value-type="string">
            <text:p>Versão</text:p>
          </table:table-cell>
          <table:table-cell office:value-type="string">
            <text:p>Vers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4">10/24/2010</text:date>, <text:time>07:02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0-24T07:02:04</dc:date>
    <meta:editing-cycles>15</meta:editing-cycles>
    <meta:editing-duration>PT00H40M18S</meta:editing-duration>
    <meta:document-statistic meta:table-count="1" meta:cell-count="245" meta:object-count="0"/>
    <meta:user-defined meta:name="Info 1"/>
    <meta:user-defined meta:name="Info 2"/>
    <meta:user-defined meta:name="Info 3"/>
    <meta:user-defined meta:name="Info 4"/>
  </office:meta>
</office:document-meta>
</file>